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9000003D5C984A34C.jpg" manifest:media-type="image/jpeg"/>
  <manifest:file-entry manifest:full-path="Pictures/10000000000000200000001829620F8E.png" manifest:media-type="image/png"/>
  <manifest:file-entry manifest:full-path="Pictures/10000000000004F400000407A78B2F6F.png" manifest:media-type="image/png"/>
  <manifest:file-entry manifest:full-path="Pictures/10000000000001460000002AF61DC89B.png" manifest:media-type="image/png"/>
  <manifest:file-entry manifest:full-path="Pictures/10000000000000730000002B99B09307.png" manifest:media-type="image/png"/>
  <manifest:file-entry manifest:full-path="Pictures/100000000000015500000228FA5C02E8.png" manifest:media-type="image/png"/>
  <manifest:file-entry manifest:full-path="Pictures/10000000000001C9000000E6297C07E2.png" manifest:media-type="image/png"/>
  <manifest:file-entry manifest:full-path="Pictures/1000000000000117000000B0BFDCB316.png" manifest:media-type="image/png"/>
  <manifest:file-entry manifest:full-path="Pictures/100000000000017C0000028438523971.png" manifest:media-type="image/png"/>
  <manifest:file-entry manifest:full-path="Pictures/100000000000017C000001164CC30C5E.png" manifest:media-type="image/png"/>
  <manifest:file-entry manifest:full-path="Pictures/10000000000002FC000001618053D878.png" manifest:media-type="image/png"/>
  <manifest:file-entry manifest:full-path="Pictures/10000000000000C6000000AA31623F35.png" manifest:media-type="image/png"/>
  <manifest:file-entry manifest:full-path="Pictures/100000000000026E00000168C6522D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75cm" loext:decorative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cm" fo:min-width="5.5cm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25cm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2.25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7.651cm, -0.008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069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text-properties fo:font-size="10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25cm" svg:height="2cm" svg:x="18.75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.25cm" svg:x="12.25cm" svg:y="1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5cm" svg:height="1cm" svg:x="6.7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5cm" svg:height="2cm" svg:x="1.75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5cm" svg:height="1.673cm" svg:x="1cm" svg:y="1cm">
          <draw:text-box>
            <text:p><text:span text:style-name="T1">Схема GPIO NAPI C</text:span></text:p>
            <text:p>Версия от 01.11.2023</text:p>
          </draw:text-box>
        </draw:frame>
        <draw:frame draw:style-name="gr6" draw:text-style-name="P3" draw:layer="layout" svg:width="16.456cm" svg:height="9.524cm" svg:x="2.5cm" svg:y="13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6" draw:text-style-name="P3" draw:layer="layout" svg:width="18.999cm" svg:height="8.778cm" svg:x="0.951cm" svg:y="3.572cm">
          <draw:image xlink:href="Pictures/10000000000002FC000001618053D878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7" draw:text-style-name="P4" draw:layer="layout" svg:width="7.75cm" svg:height="13.135cm" svg:x="2.75cm" svg:y="1.25cm">
          <draw:image xlink:href="Pictures/100000000000017C0000028438523971.png" xlink:type="simple" xlink:show="embed" xlink:actuate="onLoad" draw:mime-type="image/png">
            <text:p/>
          </draw:image>
        </draw:frame>
        <draw:frame draw:style-name="gr7" draw:text-style-name="P4" draw:layer="layout" svg:width="4.5cm" svg:height="3.863cm" svg:x="10.75cm" svg:y="4.25cm">
          <draw:image xlink:href="Pictures/10000000000000C6000000AA31623F35.png" xlink:type="simple" xlink:show="embed" xlink:actuate="onLoad" draw:mime-type="image/png">
            <text:p/>
          </draw:image>
        </draw:frame>
        <draw:frame draw:style-name="gr7" draw:text-style-name="P4" draw:layer="layout" svg:width="5.548cm" svg:height="3.5cm" svg:x="12.75cm" svg:y="8.5cm">
          <draw:image xlink:href="Pictures/1000000000000117000000B0BFDCB316.png" xlink:type="simple" xlink:show="embed" xlink:actuate="onLoad" draw:mime-type="image/png">
            <text:p/>
          </draw:image>
        </draw:frame>
        <draw:frame draw:style-name="gr7" draw:text-style-name="P4" draw:layer="layout" svg:width="6.795cm" svg:height="11cm" svg:x="2.705cm" svg:y="15.25cm">
          <draw:image xlink:href="Pictures/100000000000015500000228FA5C02E8.png" xlink:type="simple" xlink:show="embed" xlink:actuate="onLoad" draw:mime-type="image/png">
            <text:p/>
          </draw:image>
        </draw:frame>
        <draw:frame draw:style-name="gr7" draw:text-style-name="P4" draw:layer="layout" svg:width="7.803cm" svg:height="5.708cm" svg:x="11.5cm" svg:y="13.5cm">
          <draw:image xlink:href="Pictures/100000000000017C000001164CC30C5E.png" xlink:type="simple" xlink:show="embed" xlink:actuate="onLoad" draw:mime-type="image/png">
            <text:p/>
          </draw:image>
        </draw:frame>
        <draw:frame draw:style-name="gr7" draw:text-style-name="P4" draw:layer="layout" svg:width="9.193cm" svg:height="4.626cm" svg:x="10.557cm" svg:y="20.25cm">
          <draw:image xlink:href="Pictures/10000000000001C9000000E6297C07E2.png" xlink:type="simple" xlink:show="embed" xlink:actuate="onLoad" draw:mime-type="image/png">
            <text:p/>
          </draw:image>
        </draw:frame>
        <draw:frame draw:style-name="gr7" draw:text-style-name="P4" draw:layer="layout" svg:width="2.944cm" svg:height="1.1cm" svg:x="11.606cm" svg:y="19.234cm">
          <draw:image xlink:href="Pictures/10000000000000730000002B99B09307.png" xlink:type="simple" xlink:show="embed" xlink:actuate="onLoad" draw:mime-type="image/png">
            <text:p/>
          </draw:image>
        </draw:frame>
        <draw:custom-shape draw:style-name="gr3" draw:text-style-name="P1" draw:layer="layout" svg:width="2.75cm" svg:height="1cm" svg:x="10.5cm" svg:y="20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frame draw:style-name="gr8" draw:text-style-name="P4" draw:layer="layout" svg:width="18.35cm" svg:height="18.767cm" svg:x="1.65cm" svg:y="2.233cm">
          <draw:image xlink:href="Pictures/10000000000004F400000407A78B2F6F.png" xlink:type="simple" xlink:show="embed" xlink:actuate="onLoad" draw:mime-type="image/png">
            <text:p/>
          </draw:image>
        </draw:frame>
        <draw:frame draw:style-name="gr6" draw:text-style-name="P3" draw:layer="layout" svg:width="0.308cm" svg:height="0.238cm" svg:x="3.692cm" svg:y="18.65cm">
          <draw:image xlink:href="Pictures/10000000000000200000001829620F8E.png" xlink:type="simple" xlink:show="embed" xlink:actuate="onLoad" draw:mime-type="image/png">
            <text:p/>
          </draw:image>
        </draw:frame>
        <draw:frame draw:style-name="gr9" draw:text-style-name="P6" draw:layer="layout" svg:width="0.25cm" svg:height="0.645cm" svg:x="3.674cm" svg:y="18.427cm">
          <draw:text-box>
            <text:p text:style-name="P5"><text:span text:style-name="T2">6</text:span></text:p>
          </draw:text-box>
        </draw:frame>
      </draw:page>
      <draw:page draw:name="page4" draw:style-name="dp1" draw:master-page-name="Обычный">
        <draw:frame draw:style-name="gr6" draw:text-style-name="P3" draw:layer="layout" svg:width="18.999cm" svg:height="20.594cm" svg:x="0.25cm" svg:y="3cm">
          <draw:image xlink:href="Pictures/1000000000000389000003D5C984A34C.jpg" xlink:type="simple" xlink:show="embed" xlink:actuate="onLoad" draw:mime-type="image/jpeg">
            <text:p/>
          </draw:image>
        </draw:frame>
        <draw:frame draw:style-name="gr10" draw:text-style-name="P3" draw:layer="layout" svg:width="14.56cm" svg:height="6.75cm" svg:x="3.5cm" svg:y="9.4cm">
          <draw:image xlink:href="Pictures/10000000000002FC000001618053D878.png" xlink:type="simple" xlink:show="embed" xlink:actuate="onLoad" draw:mime-type="image/png">
            <text:p/>
          </draw:image>
        </draw:frame>
        <draw:frame draw:style-name="gr6" draw:text-style-name="P3" draw:layer="layout" svg:width="13.669cm" svg:height="7.911cm" svg:x="2.581cm" svg:y="17.289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6" draw:text-style-name="P3" draw:layer="layout" svg:width="7.874cm" svg:height="0.9cm" svg:x="9.826cm" svg:y="16.1cm">
          <draw:image xlink:href="Pictures/10000000000001460000002AF61DC89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32:27.846535118</meta:creation-date>
    <dc:date>2026-01-14T20:59:38.261812497</dc:date>
    <meta:editing-duration>PT20M52S</meta:editing-duration>
    <meta:editing-cycles>4</meta:editing-cycles>
    <meta:generator>LibreOffice/24.2.7.2$Linux_X86_64 LibreOffice_project/420$Build-2</meta:generator>
    <meta:document-statistic meta:object-count="22"/>
  </office:meta>
</office:document-meta>
</file>